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20000227800000A8F747ED7B1.svm"/>
  <manifest:file-entry manifest:media-type="" manifest:full-path="Pictures/200000A2000046AF000007D306D283D3.svm"/>
  <manifest:file-entry manifest:media-type="" manifest:full-path="Pictures/200000E200004FBF000009A761798A70.svm"/>
  <manifest:file-entry manifest:media-type="" manifest:full-path="Pictures/2000025800006147000009C7D9C6409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draw:fill="none" draw:color-mode="greyscale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2.4cm"/>
    </style:style>
    <style:style style:name="gr8" style:family="graphic" style:parent-style-name="standard">
      <style:graphic-properties draw:stroke="solid" draw:fill="none" draw:color-mode="greyscale" draw:red="0%" style:mirror="none"/>
    </style:style>
    <style:style style:name="gr9" style:family="graphic" style:parent-style-name="standard">
      <style:graphic-properties draw:stroke="none" svg:stroke-color="#000000" draw:fill="none" draw:fill-color="#ffffff" fo:min-height="0.525cm"/>
    </style:style>
    <style:style style:name="gr10" style:family="graphic" style:parent-style-name="standard">
      <style:graphic-properties draw:stroke="none" svg:stroke-color="#000000" draw:fill="none" draw:fill-color="#ffffff" fo:min-height="0.724cm"/>
    </style:style>
    <style:style style:name="gr11" style:family="graphic" style:parent-style-name="standard">
      <style:graphic-properties draw:stroke="none" svg:stroke-color="#000000" draw:fill="none" draw:fill-color="#ffffff" fo:min-height="0.882cm"/>
    </style:style>
    <style:style style:name="gr12" style:family="graphic" style:parent-style-name="standard">
      <style:graphic-properties draw:stroke="none" svg:stroke-color="#000000" draw:fill="none" draw:fill-color="#ffffff" fo:min-height="0.68cm"/>
    </style:style>
    <style:style style:name="gr13" style:family="graphic" style:parent-style-name="standard">
      <style:graphic-properties draw:stroke="none" svg:stroke-color="#000000" draw:fill="none" draw:fill-color="#ffffff" fo:min-height="0.501cm"/>
    </style:style>
    <style:style style:name="gr14" style:family="graphic" style:parent-style-name="standard">
      <style:graphic-properties draw:stroke="none" svg:stroke-color="#000000" draw:fill="none" draw:fill-color="#ffffff" fo:min-height="0.56cm"/>
    </style:style>
    <style:style style:name="gr15" style:family="graphic" style:parent-style-name="standard">
      <style:graphic-properties draw:stroke="none" svg:stroke-color="#000000" draw:fill="none" draw:fill-color="#ffffff" fo:min-height="0.99cm"/>
    </style:style>
    <style:style style:name="gr16" style:family="graphic" style:parent-style-name="standard">
      <style:graphic-properties draw:stroke="none" svg:stroke-color="#000000" draw:fill="none" draw:fill-color="#ffffff" fo:min-height="0.476cm"/>
    </style:style>
    <style:style style:name="gr17" style:family="graphic" style:parent-style-name="standard">
      <style:graphic-properties draw:stroke="none" svg:stroke-color="#000000" draw:fill="none" draw:fill-color="#ffffff" fo:min-height="0.741cm"/>
    </style:style>
    <style:style style:name="gr18" style:family="graphic" style:parent-style-name="standard">
      <style:graphic-properties draw:stroke="none" svg:stroke-color="#000000" draw:fill="none" draw:fill-color="#ffffff" fo:min-height="0.562cm"/>
    </style:style>
    <style:style style:name="gr19" style:family="graphic" style:parent-style-name="standard">
      <style:graphic-properties draw:stroke="none" svg:stroke-color="#000000" draw:fill="none" draw:fill-color="#ffffff" fo:min-height="0.51cm"/>
    </style:style>
    <style:style style:name="gr20" style:family="graphic" style:parent-style-name="standard">
      <style:graphic-properties draw:stroke="none" svg:stroke-color="#000000" draw:fill="none" draw:fill-color="#ffffff" fo:min-height="0.233cm"/>
    </style:style>
    <style:style style:name="gr21" style:family="graphic" style:parent-style-name="standard">
      <style:graphic-properties draw:stroke="none" svg:stroke-color="#000000" draw:fill="none" draw:fill-color="#ffffff" fo:min-height="0.788cm"/>
    </style:style>
    <style:style style:name="gr22" style:family="graphic" style:parent-style-name="standard">
      <style:graphic-properties draw:stroke="none" svg:stroke-color="#000000" draw:fill="none" draw:fill-color="#ffffff" fo:min-height="0.561cm"/>
    </style:style>
    <style:style style:name="gr23" style:family="graphic" style:parent-style-name="standard">
      <style:graphic-properties draw:stroke="none" svg:stroke-color="#000000" draw:fill="none" draw:fill-color="#ffffff" fo:min-height="0.234cm"/>
    </style:style>
    <style:style style:name="gr24" style:family="graphic" style:parent-style-name="standard">
      <style:graphic-properties draw:stroke="none" svg:stroke-color="#000000" draw:fill="none" draw:fill-color="#ffffff" fo:min-height="0.18cm"/>
    </style:style>
    <style:style style:name="gr25" style:family="graphic" style:parent-style-name="standard">
      <style:graphic-properties draw:stroke="none" svg:stroke-color="#000000" draw:fill="none" draw:fill-color="#ffffff" fo:min-height="0.509cm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fo:min-height="2.412cm"/>
    </style:style>
    <style:style style:name="gr28" style:family="graphic" style:parent-style-name="standard">
      <style:graphic-properties draw:stroke="none" svg:stroke-color="#000000" draw:fill="none" draw:fill-color="#ffffff" fo:min-height="1.75cm"/>
    </style:style>
    <style:style style:name="gr29" style:family="graphic" style:parent-style-name="standard">
      <style:graphic-properties draw:stroke="none" svg:stroke-color="#000000" draw:fill="none" draw:fill-color="#ffffff" fo:min-height="0.25cm"/>
    </style:style>
    <style:style style:name="gr30" style:family="graphic" style:parent-style-name="standard">
      <style:graphic-properties draw:stroke="none" svg:stroke-color="#000000" draw:fill="none" draw:fill-color="#ffffff" fo:min-height="0.55cm"/>
    </style:style>
    <style:style style:name="gr31" style:family="graphic" style:parent-style-name="standard">
      <style:graphic-properties draw:stroke="none" svg:stroke-color="#000000" draw:fill="none" draw:fill-color="#ffffff" fo:min-height="0.179cm"/>
    </style:style>
    <style:style style:name="gr32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draw:stroke-dash="Fine_20_Dotted" svg:stroke-color="#000000" draw:fill="none" draw:fill-color="#ffffff" fo:min-height="0.393cm"/>
    </style:style>
    <style:style style:name="gr34" style:family="graphic" style:parent-style-name="standard">
      <style:graphic-properties draw:stroke="none" draw:stroke-dash="Fine_20_Dotted" svg:stroke-color="#000000" draw:fill="none" draw:fill-color="#ffffff" fo:min-height="1.25cm"/>
    </style:style>
    <style:style style:name="gr35" style:family="graphic" style:parent-style-name="standard">
      <style:graphic-properties draw:stroke="none" svg:stroke-color="#000000" draw:fill="none" draw:fill-color="#ffffff" fo:min-height="0.9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9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10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8.173cm" svg:y1="5.803cm" svg:x2="26.499cm" svg:y2="8.7cm">
          <text:p text:style-name="P2"/>
        </draw:line>
        <draw:line draw:style-name="gr1" draw:text-style-name="P1" draw:layer="layout" svg:x1="3.824cm" svg:y1="11.199cm" svg:x2="1.479cm" svg:y2="14.7cm">
          <text:p text:style-name="P2"/>
        </draw:line>
        <draw:line draw:style-name="gr1" draw:text-style-name="P1" draw:layer="layout" svg:x1="5.004cm" svg:y1="11.2cm" svg:x2="10.299cm" svg:y2="14.7cm">
          <text:p text:style-name="P2"/>
        </draw:line>
        <draw:custom-shape draw:style-name="gr2" draw:text-style-name="P1" draw:layer="layout" svg:width="14.773cm" svg:height="3.317cm" svg:x="3.4cm" svg:y="2.787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1.05cm" draw:transform="rotate (1.5707963267946) translate (12.55cm 9.3cm)">
          <draw:text-box>
            <text:p text:style-name="P2"><text:span text:style-name="T1"><text:s/></text:span></text:p>
          </draw:text-box>
        </draw:frame>
        <draw:frame draw:style-name="gr4" draw:layer="layout" svg:width="8.82cm" svg:height="2.699cm" svg:x="1.479cm" svg:y="14.7cm">
          <draw:image xlink:href="Pictures/200000420000227800000A8F747ED7B1.svm" xlink:type="simple" xlink:show="embed" xlink:actuate="onLoad">
            <text:p text:style-name="P2"/>
          </draw:image>
        </draw:frame>
        <draw:line draw:style-name="gr5" draw:text-style-name="P1" draw:layer="layout" svg:x1="5.3cm" svg:y1="16.2cm" svg:x2="10.3cm" svg:y2="16.2cm">
          <text:p text:style-name="P2"/>
        </draw:line>
        <draw:frame draw:style-name="gr6" draw:text-style-name="P4" draw:layer="layout" svg:width="5.2cm" svg:height="1.309cm" svg:x="5.3cm" svg:y="16.15cm">
          <draw:text-box>
            <text:p text:style-name="P2"><text:span text:style-name="T2"><text:s text:c="4"/></text:span><text:span text:style-name="T3">3Bits <text:s text:c="6"/>1bits <text:s text:c="8"/>12bits</text:span></text:p>
            <text:p text:style-name="P2"><text:span text:style-name="T2"><text:s text:c="7"/></text:span><text:span text:style-name="T2">Tag control info</text:span></text:p>
          </draw:text-box>
        </draw:frame>
        <draw:line draw:style-name="gr5" draw:text-style-name="P1" draw:layer="layout" svg:x1="8.1cm" svg:y1="14.7cm" svg:x2="8.1cm" svg:y2="16.2cm">
          <text:p text:style-name="P2"/>
        </draw:line>
        <draw:frame draw:style-name="gr7" draw:text-style-name="P6" draw:layer="layout" svg:width="3.7cm" svg:height="2.891cm" svg:x="1.6cm" svg:y="14.65cm">
          <draw:text-box>
            <text:p text:style-name="P5"><text:span text:style-name="T1">Tag Protocol</text:span></text:p>
            <text:p text:style-name="P5"><text:span text:style-name="T1"><text:s/></text:span><text:span text:style-name="T1">Identifier</text:span></text:p>
            <text:p text:style-name="P5"><text:span text:style-name="T1">0x8100 VLAN</text:span></text:p>
          </draw:text-box>
        </draw:frame>
        <draw:frame draw:style-name="gr6" draw:text-style-name="P7" draw:layer="layout" svg:width="2.5cm" svg:height="1.25cm" svg:x="8.1cm" svg:y="15.2cm">
          <draw:text-box>
            <text:p text:style-name="P2"><text:span text:style-name="T4">VLAN ID</text:span></text:p>
          </draw:text-box>
        </draw:frame>
        <draw:frame draw:style-name="gr6" draw:text-style-name="P7" draw:layer="layout" svg:width="2.2cm" svg:height="1.487cm" svg:x="5.3cm" svg:y="14.8cm">
          <draw:text-box>
            <text:p text:style-name="P2"><text:span text:style-name="T4">User</text:span></text:p>
            <text:p text:style-name="P2"><text:span text:style-name="T4">Priority</text:span></text:p>
          </draw:text-box>
        </draw:frame>
        <draw:frame draw:style-name="gr8" draw:layer="layout" svg:width="18.091cm" svg:height="1.999cm" svg:x="1.508cm" svg:y="3.8cm">
          <draw:image xlink:href="Pictures/200000A2000046AF000007D306D283D3.svm" xlink:type="simple" xlink:show="embed" xlink:actuate="onLoad">
            <text:p text:style-name="P2"/>
          </draw:image>
        </draw:frame>
        <draw:frame draw:style-name="gr9" draw:text-style-name="P8" draw:layer="layout" svg:width="3.016cm" svg:height="0.911cm" svg:x="13.9cm" svg:y="4.4cm">
          <draw:text-box>
            <text:p text:style-name="P2"><text:span text:style-name="T1">Payload</text:span></text:p>
          </draw:text-box>
        </draw:frame>
        <draw:frame draw:style-name="gr10" draw:text-style-name="P9" draw:layer="layout" svg:width="3cm" svg:height="1.571cm" svg:x="8cm" svg:y="4cm">
          <draw:text-box>
            <text:p text:style-name="P5"><text:span text:style-name="T1">TCP/UDP</text:span></text:p>
            <text:p text:style-name="P5"><text:span text:style-name="T1">Header</text:span></text:p>
          </draw:text-box>
        </draw:frame>
        <draw:frame draw:style-name="gr10" draw:text-style-name="P9" draw:layer="layout" svg:width="3cm" svg:height="2.231cm" svg:x="5.1cm" svg:y="4.025cm">
          <draw:text-box>
            <text:p text:style-name="P5"><text:span text:style-name="T1">IP</text:span></text:p>
            <text:p text:style-name="P5"><text:span text:style-name="T1">Header </text:span></text:p>
            <text:p text:style-name="P5"><text:span text:style-name="T1"/></text:p>
          </draw:text-box>
        </draw:frame>
        <draw:frame draw:style-name="gr11" draw:text-style-name="P9" draw:layer="layout" svg:width="3.5cm" svg:height="1.571cm" svg:x="1.9cm" svg:y="4cm">
          <draw:text-box>
            <text:p text:style-name="P5"><text:span text:style-name="T1"><text:s/></text:span><text:span text:style-name="T1">Ethernet</text:span></text:p>
            <text:p text:style-name="P5"><text:span text:style-name="T1">Header</text:span></text:p>
          </draw:text-box>
        </draw:frame>
        <draw:frame draw:style-name="gr4" draw:layer="layout" svg:width="24.899cm" svg:height="2.499cm" svg:x="1.6cm" svg:y="8.7cm">
          <draw:image xlink:href="Pictures/2000025800006147000009C7D9C64093.svm" xlink:type="simple" xlink:show="embed" xlink:actuate="onLoad">
            <text:p text:style-name="P2"/>
          </draw:image>
        </draw:frame>
        <draw:frame draw:style-name="gr12" draw:text-style-name="P10" draw:layer="layout" svg:width="2cm" svg:height="1.309cm" svg:x="1.5cm" svg:y="9.3cm">
          <draw:text-box>
            <text:p text:style-name="P2"><text:span text:style-name="T2">DST </text:span></text:p>
            <text:p text:style-name="P2"><text:span text:style-name="T2">MAC</text:span></text:p>
          </draw:text-box>
        </draw:frame>
        <draw:frame draw:style-name="gr13" draw:text-style-name="P11" draw:layer="layout" svg:width="1.984cm" svg:height="0.869cm" draw:transform="rotate (1.5707963267946) translate (4.86cm 10.712cm)">
          <draw:text-box>
            <text:p text:style-name="P2"><text:span text:style-name="T4">Type</text:span></text:p>
          </draw:text-box>
        </draw:frame>
        <draw:frame draw:style-name="gr14" draw:text-style-name="P10" draw:layer="layout" svg:width="1.933cm" svg:height="0.81cm" draw:transform="rotate (1.5707963267946) translate (5.856cm 10.87cm)">
          <draw:text-box>
            <text:p text:style-name="P2"><text:span text:style-name="T2">Version</text:span></text:p>
          </draw:text-box>
        </draw:frame>
        <draw:frame draw:style-name="gr15" draw:text-style-name="P10" draw:layer="layout" svg:width="1.7cm" svg:height="1.24cm" svg:x="9.9cm" svg:y="9.5cm">
          <draw:text-box>
            <text:p text:style-name="P2"><text:span text:style-name="T2">ID</text:span></text:p>
          </draw:text-box>
        </draw:frame>
        <draw:frame draw:style-name="gr16" draw:text-style-name="P10" draw:layer="layout" svg:width="2.387cm" svg:height="0.78cm" draw:transform="rotate (1.5707963267946) translate (14.937cm 11.029cm)">
          <draw:text-box>
            <text:p text:style-name="P2"><text:span text:style-name="T2">Protocol</text:span></text:p>
          </draw:text-box>
        </draw:frame>
        <draw:frame draw:style-name="gr17" draw:text-style-name="P10" draw:layer="layout" svg:width="2.89cm" svg:height="0.991cm" draw:transform="rotate (1.5707963267946) translate (16.371cm 11.241cm)">
          <draw:text-box>
            <text:p text:style-name="P2"><text:span text:style-name="T2">Checksum</text:span></text:p>
          </draw:text-box>
        </draw:frame>
        <draw:frame draw:style-name="gr18" draw:text-style-name="P10" draw:layer="layout" svg:width="2cm" svg:height="1.309cm" svg:x="2.6cm" svg:y="9.301cm">
          <draw:text-box>
            <text:p text:style-name="P2"><text:span text:style-name="T2">SRC </text:span></text:p>
            <text:p text:style-name="P2"><text:span text:style-name="T2">MAC</text:span></text:p>
          </draw:text-box>
        </draw:frame>
        <draw:frame draw:style-name="gr18" draw:text-style-name="P12" draw:layer="layout" svg:width="1.483cm" svg:height="1.309cm" svg:x="17.1cm" svg:y="9.302cm">
          <draw:text-box>
            <text:p text:style-name="P5"><text:span text:style-name="T2">SRCIP</text:span></text:p>
          </draw:text-box>
        </draw:frame>
        <draw:frame draw:style-name="gr18" draw:text-style-name="P12" draw:layer="layout" svg:width="1.5cm" svg:height="1.309cm" svg:x="18.1cm" svg:y="9.303cm">
          <draw:text-box>
            <text:p text:style-name="P5"><text:span text:style-name="T2">DST IP</text:span></text:p>
          </draw:text-box>
        </draw:frame>
        <draw:frame draw:style-name="gr19" draw:text-style-name="P10" draw:layer="layout" svg:width="1.5cm" svg:height="1.309cm" svg:x="19.5cm" svg:y="9.375cm">
          <draw:text-box>
            <text:p text:style-name="P2"><text:span text:style-name="T2">TCP/UDP</text:span></text:p>
          </draw:text-box>
        </draw:frame>
        <draw:frame draw:style-name="gr20" draw:text-style-name="P10" draw:layer="layout" svg:width="2cm" svg:height="0.78cm" svg:x="13.6cm" svg:y="9.576cm">
          <draw:text-box>
            <text:p text:style-name="P2"><text:span text:style-name="T2">TTL</text:span></text:p>
          </draw:text-box>
        </draw:frame>
        <draw:frame draw:style-name="gr21" draw:text-style-name="P10" draw:layer="layout" svg:width="1.2cm" svg:height="1.038cm" svg:x="3.8cm" svg:y="9.5cm">
          <draw:text-box>
            <text:p text:style-name="P2"><text:span text:style-name="T2">Tag</text:span></text:p>
          </draw:text-box>
        </draw:frame>
        <draw:frame draw:style-name="gr22" draw:text-style-name="P12" draw:layer="layout" svg:width="2.1cm" svg:height="1.309cm" svg:x="8.2cm" svg:y="9.1cm">
          <draw:text-box>
            <text:p text:style-name="P5"><text:span text:style-name="T2">Total</text:span></text:p>
            <text:p text:style-name="P5"><text:span text:style-name="T2">Lengh</text:span></text:p>
          </draw:text-box>
        </draw:frame>
        <draw:frame draw:style-name="gr20" draw:text-style-name="P10" draw:layer="layout" svg:width="1.5cm" svg:height="0.78cm" svg:x="6.6cm" svg:y="9.5cm">
          <draw:text-box>
            <text:p text:style-name="P2"><text:span text:style-name="T2">IHL</text:span></text:p>
          </draw:text-box>
        </draw:frame>
        <draw:frame draw:style-name="gr23" draw:text-style-name="P10" draw:layer="layout" svg:width="1.5cm" svg:height="0.78cm" svg:x="7.4cm" svg:y="9.501cm">
          <draw:text-box>
            <text:p text:style-name="P2"><text:span text:style-name="T2">QoS</text:span></text:p>
          </draw:text-box>
        </draw:frame>
        <draw:frame draw:style-name="gr23" draw:text-style-name="P10" draw:layer="layout" svg:width="1.5cm" svg:height="0.78cm" svg:x="10.9cm" svg:y="9.501cm">
          <draw:text-box>
            <text:p text:style-name="P2"><text:span text:style-name="T2">Flag</text:span></text:p>
          </draw:text-box>
        </draw:frame>
        <draw:frame draw:style-name="gr15" draw:text-style-name="P10" draw:layer="layout" svg:width="2cm" svg:height="1.24cm" svg:x="12cm" svg:y="9.5cm">
          <draw:text-box>
            <text:p text:style-name="P2"><text:span text:style-name="T2">Offset</text:span></text:p>
          </draw:text-box>
        </draw:frame>
        <draw:frame draw:style-name="gr24" draw:text-style-name="P13" draw:layer="layout" svg:width="27.2cm" svg:height="0.692cm" svg:x="1.5cm" svg:y="8.1cm">
          <draw:text-box>
            <text:p text:style-name="P2"><text:span text:style-name="T5"><text:s text:c="9"/></text:span><text:span text:style-name="T5">6 <text:s text:c="8"/>12 <text:s text:c="7"/>16 <text:s text:c="3"/>18 <text:s text:c="23"/>20 <text:s text:c="9"/>22 <text:s text:c="7"/>24 <text:s text:c="22"/>26 <text:s text:c="18"/>28 <text:s text:c="8"/>30 <text:s text:c="8"/>34 <text:s text:c="5"/>38 <text:s text:c="9"/>46 <text:s text:c="33"/>min 64 / max <text:s/>4096 bytes</text:span></text:p>
          </draw:text-box>
        </draw:frame>
        <draw:frame draw:style-name="gr25" draw:text-style-name="P10" draw:layer="layout" svg:width="2.1cm" svg:height="0.78cm" svg:x="22.7cm" svg:y="9.576cm">
          <draw:text-box>
            <text:p text:style-name="P2"><text:span text:style-name="T2">Payload</text:span></text:p>
          </draw:text-box>
        </draw:frame>
        <draw:line draw:style-name="gr5" draw:text-style-name="P1" draw:layer="layout" svg:x1="7.2cm" svg:y1="14.7cm" svg:x2="7.2cm" svg:y2="16.2cm">
          <text:p text:style-name="P2"/>
        </draw:line>
        <draw:frame draw:style-name="gr26" draw:text-style-name="P7" draw:layer="layout" svg:width="1.5cm" svg:height="0.869cm" draw:transform="rotate (1.5707963267946) translate (7.194cm 16.3cm)">
          <draw:text-box>
            <text:p text:style-name="P2"><text:span text:style-name="T4"><text:s/></text:span><text:span text:style-name="T4">CFI</text:span></text:p>
          </draw:text-box>
        </draw:frame>
        <draw:frame draw:style-name="gr27" draw:text-style-name="P2" draw:layer="layout" svg:width="10cm" svg:height="2.662cm" svg:x="0.9cm" svg:y="13.7cm">
          <draw:text-box>
            <text:p text:style-name="P2"><text:s/><text:span text:style-name="T3">12 <text:s text:c="37"/>14 <text:s text:c="51"/>16</text:span></text:p>
          </draw:text-box>
        </draw:frame>
        <draw:frame draw:style-name="gr4" draw:layer="layout" svg:width="20.411cm" svg:height="2.467cm" svg:x="1.36cm" svg:y="23.432cm">
          <draw:image xlink:href="Pictures/200000E200004FBF000009A761798A70.svm" xlink:type="simple" xlink:show="embed" xlink:actuate="onLoad">
            <text:p text:style-name="P2"/>
          </draw:image>
        </draw:frame>
        <draw:frame draw:style-name="gr28" draw:text-style-name="P4" draw:layer="layout" svg:width="2.6cm" svg:height="2.367cm" svg:x="1.6cm" svg:y="23.6cm">
          <draw:text-box>
            <text:p text:style-name="P2"><text:span text:style-name="T2">DST </text:span></text:p>
            <text:p text:style-name="P2"><text:span text:style-name="T2">MAC</text:span></text:p>
            <text:p text:style-name="P2"><text:span text:style-name="T2">(01-80-c2-</text:span></text:p>
            <text:p text:style-name="P2"><text:span text:style-name="T2">00-00-01)</text:span></text:p>
          </draw:text-box>
        </draw:frame>
        <draw:frame draw:style-name="gr29" draw:text-style-name="P4" draw:layer="layout" svg:width="2cm" svg:height="1.309cm" svg:x="5cm" svg:y="23.702cm">
          <draw:text-box>
            <text:p text:style-name="P2"><text:span text:style-name="T2">SRC </text:span></text:p>
            <text:p text:style-name="P2"><text:span text:style-name="T2">MAC</text:span></text:p>
          </draw:text-box>
        </draw:frame>
        <draw:frame draw:style-name="gr30" draw:text-style-name="P10" draw:layer="layout" svg:width="2cm" svg:height="1.309cm" svg:x="7.9cm" svg:y="23.7cm">
          <draw:text-box>
            <text:p text:style-name="P2"><text:span text:style-name="T2">VLAN Tag</text:span></text:p>
          </draw:text-box>
        </draw:frame>
        <draw:frame draw:style-name="gr28" draw:text-style-name="P4" draw:layer="layout" svg:width="2.9cm" svg:height="2.367cm" svg:x="10.3cm" svg:y="23.601cm">
          <draw:text-box>
            <text:p text:style-name="P2"><text:span text:style-name="T2">Lengh/Type</text:span></text:p>
            <text:p text:style-name="P2"><text:span text:style-name="T2">MAC Control </text:span></text:p>
            <text:p text:style-name="P2"><text:span text:style-name="T2">(88-08)</text:span></text:p>
          </draw:text-box>
        </draw:frame>
        <draw:frame draw:style-name="gr28" draw:text-style-name="P4" draw:layer="layout" svg:width="3.3cm" svg:height="2.896cm" svg:x="13.1cm" svg:y="23.602cm">
          <draw:text-box>
            <text:p text:style-name="P2"><text:span text:style-name="T2">MAC Control </text:span></text:p>
            <text:p text:style-name="P2"><text:span text:style-name="T2">Opcode Pause</text:span></text:p>
            <text:p text:style-name="P2"><text:span text:style-name="T2">(00-01)</text:span></text:p>
            <text:p text:style-name="P2"><text:span text:style-name="T2"/></text:p>
          </draw:text-box>
        </draw:frame>
        <draw:frame draw:style-name="gr28" draw:text-style-name="P4" draw:layer="layout" svg:width="3.3cm" svg:height="2.896cm" svg:x="16cm" svg:y="23.603cm">
          <draw:text-box>
            <text:p text:style-name="P2"><text:span text:style-name="T2">MAC Control </text:span></text:p>
            <text:p text:style-name="P2"><text:span text:style-name="T2">Parameters</text:span></text:p>
            <text:p text:style-name="P2"><text:span text:style-name="T2">=(00-00 to</text:span></text:p>
            <text:p text:style-name="P2"><text:span text:style-name="T2"><text:s/></text:span><text:span text:style-name="T2">ff-ff)</text:span></text:p>
            <text:p text:style-name="P2"><text:span text:style-name="T2"/></text:p>
          </draw:text-box>
        </draw:frame>
        <draw:frame draw:style-name="gr28" draw:text-style-name="P4" draw:layer="layout" svg:width="3.3cm" svg:height="2.367cm" svg:x="18.9cm" svg:y="23.604cm">
          <draw:text-box>
            <text:p text:style-name="P2"><text:span text:style-name="T2">Reserver </text:span></text:p>
            <text:p text:style-name="P2"><text:span text:style-name="T2">(42 bytes) =</text:span></text:p>
            <text:p text:style-name="P2"><text:span text:style-name="T2"><text:s/></text:span><text:span text:style-name="T2">All zeros</text:span></text:p>
            <text:p text:style-name="P2"><text:span text:style-name="T2"/></text:p>
          </draw:text-box>
        </draw:frame>
        <draw:frame draw:style-name="gr29" draw:layer="layout" svg:width="22cm" svg:height="1.038cm" svg:x="1.2cm" svg:y="22.6cm">
          <draw:text-box>
            <text:p text:style-name="P2"><text:s text:c="10"/><text:span text:style-name="T3"><text:s text:c="10"/></text:span><text:span text:style-name="T5"><text:s/></text:span><text:span text:style-name="T5">6 <text:s text:c="26"/>12 <text:s text:c="25"/>16 <text:s text:c="24"/>18 <text:s text:c="25"/>20 <text:s text:c="25"/>22 <text:s text:c="25"/>64 bytes</text:span></text:p>
          </draw:text-box>
        </draw:frame>
        <draw:line draw:style-name="gr5" draw:text-style-name="P1" draw:layer="layout" svg:x1="1.7cm" svg:y1="11.3cm" svg:x2="1.7cm" svg:y2="12.3cm">
          <text:p text:style-name="P2"/>
        </draw:line>
        <draw:frame draw:style-name="gr28" draw:text-style-name="P4" draw:layer="layout" svg:width="3.3cm" svg:height="2.896cm" svg:x="16cm" svg:y="23.604cm">
          <draw:text-box>
            <text:p text:style-name="P2"><text:span text:style-name="T2">MAC Control </text:span></text:p>
            <text:p text:style-name="P2"><text:span text:style-name="T2">Parameters</text:span></text:p>
            <text:p text:style-name="P2"><text:span text:style-name="T2">=(00-00 to</text:span></text:p>
            <text:p text:style-name="P2"><text:span text:style-name="T2"><text:s/></text:span><text:span text:style-name="T2">ff-ff)</text:span></text:p>
            <text:p text:style-name="P2"><text:span text:style-name="T2"/></text:p>
          </draw:text-box>
        </draw:frame>
        <draw:line draw:style-name="gr5" draw:text-style-name="P1" draw:layer="layout" svg:x1="5cm" svg:y1="11.3cm" svg:x2="5cm" svg:y2="12.3cm">
          <text:p text:style-name="P2"/>
        </draw:line>
        <draw:line draw:style-name="gr5" draw:text-style-name="P1" draw:layer="layout" svg:x1="3.2cm" svg:y1="11.3cm" svg:x2="3.2cm" svg:y2="12.3cm">
          <text:p text:style-name="P2"/>
        </draw:line>
        <draw:line draw:style-name="gr5" draw:text-style-name="P1" draw:layer="layout" svg:x1="17.8cm" svg:y1="11.3cm" svg:x2="17.8cm" svg:y2="12.3cm">
          <text:p text:style-name="P2"/>
        </draw:line>
        <draw:line draw:style-name="gr5" draw:text-style-name="P1" draw:layer="layout" svg:x1="19.8cm" svg:y1="11.3cm" svg:x2="19.8cm" svg:y2="12.3cm">
          <text:p text:style-name="P2"/>
        </draw:line>
        <draw:frame draw:style-name="gr31" draw:text-style-name="P13" draw:layer="layout" svg:width="25.5cm" svg:height="0.692cm" svg:x="1.5cm" svg:y="12.508cm">
          <draw:text-box>
            <text:p text:style-name="P2"><text:span text:style-name="T5"><text:s text:c="15"/></text:span><text:span text:style-name="T5">8 <text:s text:c="13"/>16 <text:s text:c="58"/>24 <text:s text:c="64"/>32 <text:s text:c="16"/>40 <text:s text:c="11"/></text:span></text:p>
          </draw:text-box>
        </draw:frame>
        <draw:line draw:style-name="gr5" draw:text-style-name="P1" draw:layer="layout" svg:x1="11cm" svg:y1="11.3cm" svg:x2="11cm" svg:y2="12.3cm">
          <text:p text:style-name="P2"/>
        </draw:line>
        <draw:line draw:style-name="gr32" draw:text-style-name="P1" draw:layer="layout" svg:x1="20.6cm" svg:y1="11.9cm" svg:x2="24.1cm" svg:y2="11.9cm">
          <text:p text:style-name="P2"/>
        </draw:line>
        <draw:frame draw:style-name="gr33" draw:text-style-name="P2" draw:layer="layout" svg:width="27.924cm" svg:height="1.038cm" svg:x="0.9cm" svg:y="11.4cm">
          <draw:text-box>
            <text:p text:style-name="P2"><text:s text:c="4"/><text:span text:style-name="T2">word 1 <text:s text:c="2"/>word 2 <text:s text:c="22"/>word 3 <text:s text:c="42"/>word 4 <text:s text:c="25"/>word 5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3"/>64-bit words</text:span></text:p>
          </draw:text-box>
        </draw:frame>
        <draw:frame draw:style-name="gr34" draw:text-style-name="P7" draw:layer="layout" svg:width="17.96cm" svg:height="1.5cm" svg:x="3.2cm" svg:y="26.9cm">
          <draw:text-box>
            <text:p text:style-name="P2"><text:span text:style-name="T4">Test Control PAUSE frames (IEEE 802.3x standard plus VLAN tagging)</text:span></text:p>
          </draw:text-box>
        </draw:frame>
        <draw:frame draw:style-name="gr9" draw:text-style-name="P8" draw:layer="layout" svg:width="3.016cm" svg:height="0.911cm" svg:x="18.1cm" svg:y="4.401cm">
          <draw:text-box>
            <text:p text:style-name="P2"><text:span text:style-name="T1">CRC</text:span></text:p>
          </draw:text-box>
        </draw:frame>
        <draw:frame draw:style-name="gr35" draw:text-style-name="P8" draw:layer="layout" svg:width="5.661cm" svg:height="1.238cm" svg:x="13.839cm" svg:y="2.762cm">
          <draw:text-box>
            <text:p text:style-name="P2"><text:span text:style-name="T1">Ethernet Packet</text:span></text:p>
          </draw:text-box>
        </draw:frame>
        <draw:line draw:style-name="gr1" draw:text-style-name="P1" draw:layer="layout" svg:x1="3.4cm" svg:y1="5.799cm" svg:x2="1.579cm" svg:y2="8.701cm">
          <text:p text:style-name="P2"/>
        </draw:line>
        <draw:frame draw:style-name="gr34" draw:text-style-name="P7" draw:layer="layout" svg:width="17.96cm" svg:height="1.5cm" svg:x="7.1cm" svg:y="19cm">
          <draw:text-box>
            <text:p text:style-name="P2"><text:span text:style-name="T4">VLAN Tagging on MAC Fr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0-25T00:01:22</meta:creation-date>
    <dc:creator>Carlos Zerbini</dc:creator>
    <dc:date>2010-11-02T09:32:25</dc:date>
    <meta:editing-cycles>19</meta:editing-cycles>
    <meta:editing-duration>PT18H27M36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